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</office:automatic-styles>
  <office:body>
    <office:text text:use-soft-page-breaks="true">
      <text:p text:style-name="P1">#include &lt;stdio.h&gt;</text:p>
      <text:p text:style-name="P2">int main () {</text:p>
      <text:p text:style-name="P3">char operation ;</text:p>
      <text:p text:style-name="P4">int r, a, b ;</text:p>
      <text:p text:style-name="Normal">printf("Entrez un signe d'opération : ") ;</text:p>
      <text:p text:style-name="P5">scanf("%c", &amp;operation) ;</text:p>
      <text:p text:style-name="P6">if (operation == '+'') {</text:p>
      <text:p text:style-name="P7">r = a + b ;</text:p>
      <text:p text:style-name="P8">else if (operation==’-’){</text:p>
      <text:p text:style-name="P9">r = a - b ;</text:p>
      <text:p text:style-name="P10">else if (operation==’*’) {</text:p>
      <text:p text:style-name="P11">r = a * b ;</text:p>
      <text:p text:style-name="P12">else if (operation==’/') {</text:p>
      <text:p text:style-name="P13">r = a / b ;</text:p>
      <text:p text:style-name="P14">else</text:p>
      <text:p text:style-name="P15">printf("Non valable : ") ;</text:p>
      <text:p text:style-name="P16">printf("%d %c %d = %d\n", a, operation, b, r) ;</text:p>
      <text:p text:style-name="Normal">}</text:p>
      <text:p text:style-name="Normal">}</text:p>
      <text:p text:style-name="Normal">}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S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ram171002@outlook.fr</meta:initial-creator>
    <dc:creator>aram171002@outlook.fr</dc:creator>
    <meta:creation-date>2021-10-26T21:15:00Z</meta:creation-date>
    <dc:date>2021-10-26T21:16:00Z</dc:date>
    <meta:template xlink:href="Normal" xlink:type="simple"/>
    <meta:editing-cycles>1</meta:editing-cycles>
    <meta:editing-duration>PT60S</meta:editing-duration>
    <meta:document-statistic meta:page-count="1" meta:paragraph-count="1" meta:word-count="57" meta:character-count="373" meta:row-count="2" meta:non-whitespace-character-count="317"/>
  </office:meta>
</office:document-meta>
</file>